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id2D&lt; Type &gt;( Width, Height <text:span text:style-name="T1">[, InitValue]</text:span> )</text:p>
      <text:p text:style-name="Standard">Grid Container Type</text:p>
      <text:p text:style-name="Standard"/>
      <text:p text:style-name="Standard"><text:span text:style-name="T2">Grid.Count( Type Value );</text:span></text:p>
      <text:p text:style-name="Standard">Return the number of instances of Value.</text:p>
      <text:p text:style-name="Standard"><text:span text:style-name="T2"/></text:p>
      <text:p text:style-name="Standard"><text:span text:style-name="T2">Grid.CountNot( Type Value );</text:span></text:p>
      <text:p text:style-name="Standard">Return the number of non instances of Value.</text:p>
      <text:p text:style-name="Standard"/>
      <text:p text:style-name="Standard"/>
      <text:p text:style-name="P1">Grid.Resize( Width, Height <text:span text:style-name="T1">[, InitValue]</text:span> );</text:p>
      <text:p text:style-name="Standard">Resize aligning the existing data to the center.</text:p>
      <text:p text:style-name="Standard"/>
      <text:p text:style-name="P1">Grid.ResizeAlign( Width, Height, Xalign, Yalign <text:span text:style-name="T1">[, InitValue]</text:span> );</text:p>
      <text:p text:style-name="Standard">Resize aligning the the existing data to an edge. <text:s/>-1 is left and top. <text:s/>+1 is bottom and right. <text:s/>0 is center.</text:p>
      <text:p text:style-name="Standard"/>
      <text:p text:style-name="P1">Grid.SetWidth( Value <text:span text:style-name="T1">[, InitValue]</text:span> );</text:p>
      <text:p text:style-name="P1">Grid.SetWidthCenter( Value <text:span text:style-name="T1">[, InitValue] </text:span>);</text:p>
      <text:p text:style-name="P1">Grid.SetWidthLeft( Value <text:span text:style-name="T1">[, InitValue]</text:span> );</text:p>
      <text:p text:style-name="P1">Grid.SetWidthRight( Value <text:span text:style-name="T1">[, InitValue]</text:span> );</text:p>
      <text:p text:style-name="Standard">Set dimensions, aligning the existing contents respectfully.</text:p>
      <text:p text:style-name="Standard"/>
      <text:p text:style-name="P1">Grid.SetHeight( Value <text:span text:style-name="T1">[, InitValue]</text:span> );</text:p>
      <text:p text:style-name="P1">Grid.SetHeightCenter( Value <text:span text:style-name="T1">[, InitValue] </text:span>);</text:p>
      <text:p text:style-name="P1">Grid.SetHeightTop( Value <text:span text:style-name="T1">[, InitValue]</text:span> );</text:p>
      <text:p text:style-name="P1">Grid.SetHeightBottom( Value <text:span text:style-name="T1">[, InitValue]</text:span> );</text:p>
      <text:p text:style-name="Standard">Set dimensions, aligning the existing contents respectfully.</text:p>
      <text:p text:style-name="Standard"/>
      <text:p text:style-name="P3"/>
      <text:p text:style-name="P1">NewGrid = Grid2D&lt;Type&gt;::Copy( OldGrid, NewWidth, NewHeight, SrcX, SrcY, DestX, DestY, <text:span text:style-name="T1">[, InitValue]</text:span> );</text:p>
      <text:p text:style-name="P2">Copy the contents of a grid to another. <text:s/>Positional clipping control (as opposed to Resize and ResizeAlign).</text:p>
      <text:p text:style-name="Standard"/>
      <text:p text:style-name="P1">NewGrid = Grid2D&lt;Type&gt;::Trim( OldGrid, <text:span text:style-name="T1">[, TestValue]</text:span> );</text:p>
      <text:p text:style-name="Standard">Return the smallest possible grid that contains all the same information.</text:p>
      <text:p text:style-name="Standard"/>
      <text:p text:style-name="Standard"/>
      <text:p text:style-name="P1">NewGrid = Grid2D&lt;Type&gt;::Merge( GridA, GridB, ax, ay, bx, by <text:span text:style-name="T1">[, InitValue]</text:span> );</text:p>
      <text:p text:style-name="Standard">Given two grids, and positions, merge them together in to a single grid.</text:p>
      <text:p text:style-name="Standard"/>
      <text:p text:style-name="P1">NewGrid = Grid2D&lt;Type&gt;::MergeBlend( GridA, GridB, ax, ay, bx, by, TestValue <text:span text:style-name="T1">[, InitValue]</text:span> );</text:p>
      <text:p text:style-name="Standard">Like Merge, but if the values on the grids is TestValue, the value is not copied.</text:p>
      <text:p text:style-name="Standard"/>
      <text:p text:style-name="P1">NewGrid = Grid2D&lt;Type&gt;::MergeBlendOnly( GridA, GridB, ax, ay, bx, by, TestValue <text:span text:style-name="T1">[, InitValue]</text:span> );</text:p>
      <text:p text:style-name="Standard">Like MergeBlend, but it copies only occurrences of value of TestValue.</text:p>
      <text:p text:style-name="Standard"/>
      <text:p text:style-name="P1">NewGrid = Grid2D&lt;Type&gt;::MergeBlendMask( GridA, GridB, ax, ay, bx, by, TestValue, MaskValue <text:span text:style-name="T1">[, InitValue]</text:span> );</text:p>
      <text:p text:style-name="Standard">Like MergeBlend, but all values not TestValue become MaskValue.</text:p>
      <text:p text:style-name="Standard"/>
      <text:p text:style-name="P1">NewGrid = Grid2D&lt;Type&gt;::MergeBlendOnlyMask( GridA, GridB, ax, ay, bx, by, TestValue, MaskValue <text:span text:style-name="T1">[, InitValue]</text:span> );</text:p>
      <text:p text:style-name="Standard">Like MergeBlendOnly, but all values of TestValue become MaskValue.</text:p>
      <text:p text:style-name="Standard"/>
      <text:p text:style-name="Standard"/>
      <text:p text:style-name="P1">NewGrid = Grid2D&lt;Type&gt;::RotateCW( OldGrid );</text:p>
      <text:p text:style-name="P1">NewGrid = Grid2D&lt;Type&gt;::RotateCCW( OldGrid );</text:p>
      <text:p text:style-name="P1">NewGrid = Grid.RotateCW();</text:p>
      <text:p text:style-name="P1">NewGrid = Grid.RotateCCW();</text:p>
      <text:p text:style-name="Standard">return a copy of the grid, rotated 90 degrees either Clockwise or Counter Clockwise.</text:p>
      <text:p text:style-name="Standard"/>
      <text:p text:style-name="P1">NewGrid = Grid2D&lt;Type&gt;::FlipX( OldGrid );</text:p>
      <text:p text:style-name="P1">NewGrid = Grid2D&lt;Type&gt;::FlipY( OldGrid );</text:p>
      <text:p text:style-name="P1">NewGrid = Grid.FlipX();</text:p>
      <text:p text:style-name="P1">NewGrid = Grid.FlipY();</text:p>
      <text:p text:style-name="Standard">return a copy of the grid, all values flipped about the specified axis.</text:p>
      <text:p text:style-name="Standard"/>
      <text:p text:style-name="Standard"/>
      <text:p text:style-name="P3"/>
      <text:p text:style-name="P1">Grid( x, y ) = 10;</text:p>
      <text:p text:style-name="P1">Var = Grid( x, y );</text:p>
      <text:p text:style-name="Standard">Index a grid.</text:p>
      <text:p text:style-name="Standard"/>
      <text:p text:style-name="P1">Grid.Wrap( x, y ) = Value;</text:p>
      <text:p text:style-name="P1">Value = Grid.Wrap( x, y );</text:p>
      <text:p text:style-name="Standard">Index the grid, wrapping co-ordinates around per axis.</text:p>
      <text:p text:style-name="Standard"/>
      <text:p text:style-name="P1">Grid.NextWrap( x, y ) = Value;</text:p>
      <text:p text:style-name="P1">Value = Grid.NextWrap( x, y );</text:p>
      <text:p text:style-name="Standard">Index the grid, wrapping similar to “word wrap”, going to the next line, and back to the top.</text:p>
      <text:p text:style-name="Standard"/>
      <text:p text:style-name="P1">Grid.Clip( x. y ) = Value;</text:p>
      <text:p text:style-name="P1">Value = Grid.Clip( x, y );</text:p>
      <text:p text:style-name="Standard">Index the grid, aligning to the edges of the grid.</text:p>
      <text:p text:style-name="Standard"/>
      <text:p text:style-name="P1">Value = Grid.DeadClip( x, y );</text:p>
      <text:p text:style-name="Standard">Index the grid, returning the Dead Value if you you index outside.</text:p>
      <text:p text:style-name="Standard"/>
      <text:p text:style-name="P1">Grid.SetDeadValue( Value );</text:p>
      <text:p text:style-name="Standard">Set the value returned by DeadClip.</text:p>
      <text:p text:style-name="Standard"/>
      <text:p text:style-name="P1"/>
      <text:p text:style-name="P1">Grid.Height()</text:p>
      <text:p text:style-name="P1">Grid.Width()</text:p>
      <text:p text:style-name="Standard">Get the dimensions.</text:p>
      <text:p text:style-name="Standard"/>
      <text:p text:style-name="P1">Grid.Size()</text:p>
      <text:p text:style-name="P2">Number of elements (Width*Height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7-12-16T04:12:09</meta:creation-date>
    <dc:creator>Mike Kasprzak</dc:creator>
    <dc:date>2008-06-22T19:48:58</dc:date>
    <meta:editing-cycles>18</meta:editing-cycles>
    <meta:editing-duration>PT1H37M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5" meta:word-count="434" meta:character-count="3170"/>
  </office:meta>
</office:document-meta>
</file>